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6E8FB32C813D686F.png" manifest:media-type="image/png"/>
  <manifest:file-entry manifest:full-path="Pictures/1000000000000100000001000F2D98DC5BA14CA8.png" manifest:media-type="image/png"/>
  <manifest:file-entry manifest:full-path="Pictures/100000000000010000000100886FC39E1F24F779.png" manifest:media-type="image/png"/>
  <manifest:file-entry manifest:full-path="Pictures/10000000000001000000010060AE6AA40D6FD534.png" manifest:media-type="image/png"/>
  <manifest:file-entry manifest:full-path="Pictures/10000000000001000000010033D5B33BD0D2D87F.png" manifest:media-type="image/png"/>
  <manifest:file-entry manifest:full-path="Pictures/10000000000001000000010032D178BFE4DA38EF.png" manifest:media-type="image/png"/>
  <manifest:file-entry manifest:full-path="Pictures/1000000000000100000001009D3E77CDFF5E06EB.png" manifest:media-type="image/png"/>
  <manifest:file-entry manifest:full-path="Pictures/1000000000000100000001009DE1592D6F4EB0CF.png" manifest:media-type="image/png"/>
  <manifest:file-entry manifest:full-path="Pictures/100000000000010000000100E6B86B8C1AF97AAA.png" manifest:media-type="image/png"/>
  <manifest:file-entry manifest:full-path="Pictures/1000000000000100000001000510D18A3F219155.png" manifest:media-type="image/png"/>
  <manifest:file-entry manifest:full-path="Pictures/1000000000000100000001000ADBBDFAC0F98B9A.png" manifest:media-type="image/png"/>
  <manifest:file-entry manifest:full-path="Pictures/100000000000010000000100325743B54790C528.png" manifest:media-type="image/png"/>
  <manifest:file-entry manifest:full-path="Pictures/10000000000001000000010001016E4949F5E147.png" manifest:media-type="image/png"/>
  <manifest:file-entry manifest:full-path="Pictures/100000000000010000000100184B3BCFBDF08B40.png" manifest:media-type="image/png"/>
  <manifest:file-entry manifest:full-path="Pictures/1000000000000100000001007CB5D0BE1B20DB6B.png" manifest:media-type="image/png"/>
  <manifest:file-entry manifest:full-path="Pictures/100000000000010000000100B453B08FC8B0D860.png" manifest:media-type="image/png"/>
  <manifest:file-entry manifest:full-path="Pictures/100000000000010000000100982D2818A004F028.png" manifest:media-type="image/png"/>
  <manifest:file-entry manifest:full-path="Pictures/100000000000010000000100EC5360B86EC3B4CA.png" manifest:media-type="image/png"/>
  <manifest:file-entry manifest:full-path="Pictures/10000000000001000000010083256B808FF78268.png" manifest:media-type="image/png"/>
  <manifest:file-entry manifest:full-path="Pictures/100000000000010000000100194317D665E81D82.png" manifest:media-type="image/png"/>
  <manifest:file-entry manifest:full-path="Pictures/100000000000010000000100993F659FD6ED69D6.png" manifest:media-type="image/png"/>
  <manifest:file-entry manifest:full-path="Pictures/1000000000000100000001004CBB2542F6F248A5.png" manifest:media-type="image/png"/>
  <manifest:file-entry manifest:full-path="Pictures/1000000000000100000001005C9E7045F2661A38.png" manifest:media-type="image/png"/>
  <manifest:file-entry manifest:full-path="Pictures/100000000000010000000100B9E79E1A891212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cm" svg:y="0.956cm">
          <draw:image xlink:href="Pictures/100000000000010000000100B453B08FC8B0D860.png" xlink:type="simple" xlink:show="embed" xlink:actuate="onLoad" draw:mime-type="image/png">
            <text:p/>
          </draw:image>
        </draw:frame>
        <draw:frame draw:style-name="gr1" draw:text-style-name="P1" draw:layer="layout" svg:width="2.005cm" svg:height="2.005cm" svg:x="5.762cm" svg:y="5.726cm">
          <draw:image xlink:href="Pictures/1000000000000100000001000510D18A3F21915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31cm">
          <draw:image xlink:href="Pictures/10000000000001000000010001016E4949F5E147.png" xlink:type="simple" xlink:show="embed" xlink:actuate="onLoad" draw:mime-type="image/png">
            <text:p/>
          </draw:image>
        </draw:frame>
        <draw:frame draw:style-name="gr1" draw:text-style-name="P1" draw:layer="layout" svg:width="2.066cm" svg:height="2.066cm" svg:x="5.724cm" svg:y="12.43cm">
          <draw:image xlink:href="Pictures/100000000000010000000100325743B54790C52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3cm" svg:y="1cm">
          <draw:image xlink:href="Pictures/100000000000010000000100194317D665E81D8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6cm">
          <draw:image xlink:href="Pictures/1000000000000100000001000ADBBDFAC0F98B9A.png" xlink:type="simple" xlink:show="embed" xlink:actuate="onLoad" draw:mime-type="image/png">
            <text:p/>
          </draw:image>
        </draw:frame>
        <draw:frame draw:style-name="gr1" draw:text-style-name="P1" draw:layer="layout" svg:width="2.153cm" svg:height="2.153cm" svg:x="12.405cm" svg:y="12.379cm">
          <draw:image xlink:href="Pictures/100000000000010000000100982D2818A004F028.png" xlink:type="simple" xlink:show="embed" xlink:actuate="onLoad" draw:mime-type="image/png">
            <text:p/>
          </draw:image>
        </draw:frame>
        <draw:frame draw:style-name="gr1" draw:text-style-name="P1" draw:layer="layout" svg:width="1.818cm" svg:height="1.818cm" svg:x="12.709cm" svg:y="5.953cm">
          <draw:image xlink:href="Pictures/1000000000000100000001005C9E7045F2661A3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38cm" svg:y="1cm">
          <draw:image xlink:href="Pictures/10000000000001000000010083256B808FF7826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43cm" svg:y="7.753cm">
          <draw:image xlink:href="Pictures/100000000000010000000100EC5360B86EC3B4CA.png" xlink:type="simple" xlink:show="embed" xlink:actuate="onLoad" draw:mime-type="image/png">
            <text:p/>
          </draw:image>
        </draw:frame>
        <draw:frame draw:style-name="gr1" draw:text-style-name="P1" draw:layer="layout" svg:width="1.634cm" svg:height="1.634cm" svg:x="19.694cm" svg:y="6.131cm">
          <draw:image xlink:href="Pictures/100000000000010000000100993F659FD6ED69D6.png" xlink:type="simple" xlink:show="embed" xlink:actuate="onLoad" draw:mime-type="image/png">
            <text:p/>
          </draw:image>
        </draw:frame>
        <draw:frame draw:style-name="gr1" draw:text-style-name="P1" draw:layer="layout" svg:width="1.588cm" svg:height="1.588cm" svg:x="19.72cm" svg:y="12.938cm">
          <draw:image xlink:href="Pictures/100000000000010000000100B9E79E1A8912126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772cm" svg:height="6.772cm" svg:x="1.013cm" svg:y="1cm">
          <draw:image xlink:href="Pictures/100000000000010000000100184B3BCFBDF08B4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cm" svg:y="7.756cm">
          <draw:image xlink:href="Pictures/100000000000010000000100E6B86B8C1AF97AAA.png" xlink:type="simple" xlink:show="embed" xlink:actuate="onLoad" draw:mime-type="image/png">
            <text:p/>
          </draw:image>
        </draw:frame>
        <draw:frame draw:style-name="gr1" draw:text-style-name="P1" draw:layer="layout" svg:width="1.45cm" svg:height="1.45cm" svg:x="6.334cm" svg:y="6.334cm">
          <draw:image xlink:href="Pictures/1000000000000100000001009DE1592D6F4EB0CF.png" xlink:type="simple" xlink:show="embed" xlink:actuate="onLoad" draw:mime-type="image/png">
            <text:p/>
          </draw:image>
        </draw:frame>
        <draw:frame draw:style-name="gr1" draw:text-style-name="P1" draw:layer="layout" svg:width="1.422cm" svg:height="1.422cm" svg:x="6.41cm" svg:y="13.116cm">
          <draw:image xlink:href="Pictures/1000000000000100000001009D3E77CDFF5E06EB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67cm" svg:y="1cm">
          <draw:image xlink:href="Pictures/10000000000001000000010032D178BFE4DA38EF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7.782cm" svg:y="7.756cm">
          <draw:image xlink:href="Pictures/1000000000000100000001004CBB2542F6F248A5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.639cm" svg:x="12.913cm" svg:y="12.887cm">
          <draw:image xlink:href="Pictures/10000000000001000000010033D5B33BD0D2D87F.png" xlink:type="simple" xlink:show="embed" xlink:actuate="onLoad" draw:mime-type="image/png">
            <text:p/>
          </draw:image>
        </draw:frame>
        <draw:frame draw:style-name="gr1" draw:text-style-name="P1" draw:layer="layout" svg:width="1.888cm" svg:height="1.888cm" svg:x="12.633cm" svg:y="5.877cm">
          <draw:image xlink:href="Pictures/10000000000001000000010060AE6AA40D6FD53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13cm" svg:y="1cm">
          <draw:image xlink:href="Pictures/100000000000010000000100886FC39E1F24F779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4.552cm" svg:y="7.767cm">
          <draw:image xlink:href="Pictures/1000000000000100000001007CB5D0BE1B20DB6B.png" xlink:type="simple" xlink:show="embed" xlink:actuate="onLoad" draw:mime-type="image/png">
            <text:p/>
          </draw:image>
        </draw:frame>
        <draw:frame draw:style-name="gr1" draw:text-style-name="P1" draw:layer="layout" svg:width="1.606cm" svg:height="1.606cm" svg:x="19.694cm" svg:y="6.156cm">
          <draw:image xlink:href="Pictures/1000000000000100000001000F2D98DC5BA14CA8.png" xlink:type="simple" xlink:show="embed" xlink:actuate="onLoad" draw:mime-type="image/png">
            <text:p/>
          </draw:image>
        </draw:frame>
        <draw:frame draw:style-name="gr1" draw:text-style-name="P1" draw:layer="layout" svg:width="2.175cm" svg:height="2.175cm" svg:x="19.136cm" svg:y="12.379cm">
          <draw:image xlink:href="Pictures/1000000000000100000001006E8FB32C813D686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00:19:27.238712096</meta:creation-date>
    <dc:date>2022-05-01T00:49:53.852587359</dc:date>
    <meta:editing-duration>PT9M25S</meta:editing-duration>
    <meta:editing-cycles>2</meta:editing-cycles>
    <meta:generator>LibreOffice/7.3.2.2$Linux_X86_64 LibreOffice_project/30$Build-2</meta:generator>
    <meta:document-statistic meta:object-count="24"/>
  </office:meta>
</office:document-meta>
</file>